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0000000F07B8ABE2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fo:margin-left="0.176cm" table:align="left" style:writing-mode="lr-tb"/>
    </style:style>
    <style:style style:name="Table1.A" style:family="table-column">
      <style:table-column-properties style:column-width="4.128cm"/>
    </style:style>
    <style:style style:name="Table1.A1" style:family="table-cell">
      <style:table-cell-properties style:vertical-align="top" fo:padding-left="0.176cm" fo:padding-right="0.176cm" fo:padding-top="0cm" fo:padding-bottom="0cm" fo:border="0.035cm solid #000000"/>
    </style:style>
    <style:style style:name="Table1.A2" style:family="table-cell">
      <style:table-cell-properties style:vertical-align="middle" fo:padding-left="0.176cm" fo:padding-right="0.176cm" fo:padding-top="0cm" fo:padding-bottom="0cm" fo:border="0.035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size="28pt" fo:font-weight="bold" style:font-size-asian="28pt" style:font-weight-asian="bold" style:font-size-complex="28pt" style:font-weight-complex="bold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size="16pt" style:font-size-asian="16pt" style:font-size-complex="16pt"/>
    </style:style>
    <style:style style:name="P8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color="#000000"/>
    </style:style>
    <style:style style:name="P9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color="#000000" fo:font-size="12pt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Standard">
      <style:paragraph-properties fo:line-height="115%" style:writing-mode="lr-tb"/>
    </style:style>
    <style:style style:name="P15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17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</style:style>
    <style:style style:name="P18" style:family="paragraph" style:parent-style-name="Standard">
      <style:paragraph-properties fo:margin-top="0cm" fo:margin-bottom="0cm" fo:line-height="100%" fo:text-align="start" style:justify-single-word="false" style:writing-mode="lr-tb"/>
      <style:text-properties fo:font-variant="normal" fo:text-transform="none" fo:color="#000000" style:font-name="Arial" fo:font-size="12pt" fo:letter-spacing="normal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19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20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21" style:family="paragraph" style:parent-style-name="Standard" style:list-style-name="LS1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22" style:family="paragraph" style:parent-style-name="Standard" style:list-style-name="LS1">
      <style:paragraph-properties fo:margin-top="0cm" fo:margin-bottom="0cm"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23" style:family="paragraph" style:parent-style-name="Standard" style:list-style-name="L1">
      <style:paragraph-properties fo:margin-top="0cm" fo:margin-bottom="0cm" fo:line-height="100%" fo:text-align="start" style:justify-single-word="false" fo:break-before="auto" fo:break-after="auto" style:writing-mode="lr-tb"/>
      <style:text-properties fo:font-variant="normal" fo:text-transform="none" fo:color="#000000" style:font-name="Arial" fo:font-size="12pt" fo:letter-spacing="normal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4" style:family="paragraph" style:parent-style-name="Standard" style:list-style-name="LS1">
      <style:paragraph-properties fo:margin-top="0cm" fo:margin-bottom="0cm" fo:line-height="115%" fo:text-align="justify" style:justify-single-word="false" style:writing-mode="lr-tb"/>
      <style:text-properties fo:font-size="12pt" style:font-size-asian="12pt" style:font-size-complex="12pt"/>
    </style:style>
    <style:style style:name="P25" style:family="paragraph" style:parent-style-name="Standard" style:list-style-name="L1">
      <style:paragraph-properties fo:margin-top="0cm" fo:margin-bottom="0cm" fo:line-height="100%" fo:text-align="start" style:justify-single-word="false" style:writing-mode="lr-tb"/>
      <style:text-properties fo:font-variant="normal" fo:text-transform="none" fo:color="#000000" style:font-name="Arial" fo:font-size="12pt" fo:letter-spacing="normal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27" style:family="paragraph" style:parent-style-name="Standard" style:list-style-name="L2">
      <style:paragraph-properties fo:margin-top="0cm" fo:margin-bottom="0cm"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28" style:family="paragraph" style:parent-style-name="Standard" style:list-style-name="LS1">
      <style:paragraph-properties fo:line-height="115%" fo:text-align="justify" style:justify-single-word="false" style:writing-mode="lr-tb"/>
      <style:text-properties fo:font-size="12pt"/>
    </style:style>
    <style:style style:name="P29" style:family="paragraph" style:parent-style-name="Standard" style:list-style-name="LS1">
      <style:paragraph-properties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30" style:family="paragraph" style:parent-style-name="Standard" style:list-style-name="L2">
      <style:paragraph-properties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31" style:family="paragraph" style:parent-style-name="Heading_20_1">
      <style:paragraph-properties fo:line-height="115%" style:writing-mode="lr-tb"/>
      <style:text-properties fo:font-size="16pt" style:font-size-asian="16pt" style:font-size-complex="16pt"/>
    </style:style>
    <style:style style:name="P32" style:family="paragraph" style:parent-style-name="Heading_20_1">
      <style:paragraph-properties fo:line-height="115%" fo:break-before="auto" fo:break-after="auto" style:writing-mode="lr-tb"/>
    </style:style>
    <style:style style:name="P33" style:family="paragraph" style:parent-style-name="Heading_20_1">
      <style:paragraph-properties fo:line-height="115%" fo:break-before="auto" fo:break-after="auto" style:writing-mode="lr-tb"/>
      <style:text-properties fo:font-size="16pt" style:font-size-asian="16pt" style:font-size-complex="16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ff0000" fo:font-size="12pt" style:font-size-asian="12pt" style:font-size-complex="12pt"/>
    </style:style>
    <style:style style:name="T10" style:family="text">
      <style:text-properties fo:font-variant="normal" fo:text-transform="none" fo:color="#000000" style:font-name="Arial1" fo:letter-spacing="normal" fo:font-style="normal" style:text-underline-style="none" fo:font-weight="normal" fo:background-color="transparent" style:font-size-asian="12pt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1" text:anchor-type="char" svg:x="0.079cm" svg:y="0.053cm" svg:width="8.467cm" svg:height="6.35cm" draw:z-index="0"><draw:image xlink:href="Pictures/1000000000000140000000F07B8ABE2E.png" xlink:type="simple" xlink:show="embed" xlink:actuate="onLoad"/></draw:frame></text:p>
      <text:p text:style-name="P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SGB_CHKQA_VerificaçãoQualidadeDoProduto-Marco1</text:p>
      <text:p text:style-name="P1"><text:span text:style-name="T1">Versão</text:span><text:span text:style-name="T1"> 0.1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/>
      <text:p text:style-name="P15"><text:soft-page-break/></text:p>
      <text:p text:style-name="P4"/>
      <text:p text:style-name="P4"/>
      <text:p text:style-name="P1"><text:span text:style-name="T2">Histórico</text:span><text:span text:style-name="T2"> </text:span><text:span text:style-name="T2">de</text:span><text:span text:style-name="T2"> </text:span><text:span text:style-name="T2">Revisões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2">Nome</text:p>
          </table:table-cell>
          <table:table-cell table:style-name="Table1.A1" office:value-type="string">
            <text:p text:style-name="P12">Alterações</text:p>
          </table:table-cell>
          <table:table-cell table:style-name="Table1.A1" office:value-type="string">
            <text:p text:style-name="P12">Data</text:p>
          </table:table-cell>
          <table:table-cell table:style-name="Table1.A1" office:value-type="string">
            <text:p text:style-name="P12">Versão</text:p>
          </table:table-cell>
        </table:table-row>
        <table:table-row>
          <table:table-cell table:style-name="Table1.A2" office:value-type="string">
            <text:p text:style-name="P10"><text:span text:style-name="T3">Igor</text:span><text:span text:style-name="T3"> </text:span><text:span text:style-name="T3">Vinicius</text:span></text:p>
          </table:table-cell>
          <table:table-cell table:style-name="Table1.A2" office:value-type="string">
            <text:p text:style-name="P10"><text:span text:style-name="T3">Criação</text:span><text:span text:style-name="T3"> </text:span><text:span text:style-name="T3">do</text:span><text:span text:style-name="T3"> </text:span><text:span text:style-name="T3">Documento</text:span></text:p>
          </table:table-cell>
          <table:table-cell table:style-name="Table1.A2" office:value-type="string">
            <text:p text:style-name="P13">15/11/2012</text:p>
          </table:table-cell>
          <table:table-cell table:style-name="Table1.A2" office:value-type="string">
            <text:p text:style-name="P13">0.1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"/>
      <text:p text:style-name="P1"/>
      <text:p text:style-name="P1"/>
      <text:p text:style-name="P1"/>
      <text:p text:style-name="P6"><text:soft-page-break/>Sumário</text:p>
      <text:p text:style-name="P16"><text:a xlink:type="simple" xlink:href="#h.2e3kfd5jd532"><text:span text:style-name="T6">1. </text:span></text:a><text:a xlink:type="simple" xlink:href="#h.2e3kfd5jd532"><text:span text:style-name="T6">Objetivo</text:span></text:a></text:p>
      <text:p text:style-name="P16"><text:a xlink:type="simple" xlink:href="#h.ccysjgj4skj">2. </text:a><text:a xlink:type="simple" xlink:href="#h.ccysjgj4skj">Objeto</text:a><text:a xlink:type="simple" xlink:href="#h.ccysjgj4skj"> </text:a><text:a xlink:type="simple" xlink:href="#h.ccysjgj4skj">de</text:a><text:a xlink:type="simple" xlink:href="#h.ccysjgj4skj"> </text:a><text:a xlink:type="simple" xlink:href="#h.ccysjgj4skj">Verificação</text:a><text:a xlink:type="simple" xlink:href="#h.ccysjgj4skj"> </text:a><text:a xlink:type="simple" xlink:href="#h.ccysjgj4skj">e</text:a><text:a xlink:type="simple" xlink:href="#h.ccysjgj4skj"> </text:a><text:a xlink:type="simple" xlink:href="#h.ccysjgj4skj">Validação</text:a></text:p>
      <text:p text:style-name="P16"><text:a xlink:type="simple" xlink:href="#h.dt3neqk6qduv">3. </text:a><text:a xlink:type="simple" xlink:href="#h.dt3neqk6qduv">Observação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4"/>
      <text:p text:style-name="P14"/>
      <text:p text:style-name="P7"/>
      <text:h text:style-name="P31" text:outline-level="10"><text:bookmark text:name="h.2e3kfd5jd532"/><text:soft-page-break/>1. Objetivo</text:h>
      <text:p text:style-name="P2"><text:span text:style-name="T8"><text:tab/></text:span><text:span text:style-name="T8">O</text:span><text:span text:style-name="T8"> </text:span><text:span text:style-name="T8">objeivo</text:span><text:span text:style-name="T8"> </text:span><text:span text:style-name="T8">desse</text:span><text:span text:style-name="T8"> </text:span><text:span text:style-name="T8">documento</text:span><text:span text:style-name="T8"> </text:span><text:span text:style-name="T8">é</text:span><text:span text:style-name="T8"> </text:span><text:span text:style-name="T8">verifica</text:span><text:span text:style-name="T8"> </text:span><text:span text:style-name="T8">e</text:span><text:span text:style-name="T8"> </text:span><text:span text:style-name="T8">validar</text:span><text:span text:style-name="T8"> </text:span><text:span text:style-name="T8">que</text:span><text:span text:style-name="T8"> </text:span><text:span text:style-name="T8">os</text:span><text:span text:style-name="T8"> </text:span><text:span text:style-name="T8">produtos</text:span><text:span text:style-name="T8"> </text:span><text:span text:style-name="T8">de</text:span><text:span text:style-name="T8"> </text:span><text:span text:style-name="T8">trabalho</text:span><text:span text:style-name="T8"> </text:span><text:span text:style-name="T8">estejam</text:span><text:span text:style-name="T8"> </text:span><text:span text:style-name="T8">em</text:span><text:span text:style-name="T8"> </text:span><text:span text:style-name="T8">conformidade</text:span><text:span text:style-name="T8"> </text:span><text:span text:style-name="T8">com</text:span><text:span text:style-name="T8"> </text:span><text:span text:style-name="T8">os</text:span><text:span text:style-name="T8"> </text:span><text:span text:style-name="T8">planos</text:span><text:span text:style-name="T8">, </text:span><text:span text:style-name="T8">procedimentos</text:span><text:span text:style-name="T8"> </text:span><text:span text:style-name="T8">e</text:span><text:span text:style-name="T8"> </text:span><text:span text:style-name="T8">padrões</text:span><text:span text:style-name="T8"> </text:span><text:span text:style-name="T8">estabelecidos</text:span><text:span text:style-name="T8">.</text:span></text:p>
      <text:h text:style-name="P32" text:outline-level="10"><text:bookmark text:name="h.ccysjgj4skj"/><text:span text:style-name="T7">2. </text:span><text:span text:style-name="T7">Objeto</text:span><text:span text:style-name="T7"> </text:span><text:span text:style-name="T7">de</text:span><text:span text:style-name="T7"> </text:span><text:span text:style-name="T7">Verificação</text:span><text:span text:style-name="T7"> </text:span><text:span text:style-name="T7">e</text:span><text:span text:style-name="T7"> </text:span><text:span text:style-name="T7">Validação</text:span></text:h>
      <text:p text:style-name="P2"><text:tab/><text:span text:style-name="T8">Nesta</text:span><text:span text:style-name="T8"> </text:span><text:span text:style-name="T8">seção</text:span><text:span text:style-name="T8">, </text:span><text:span text:style-name="T8">serão</text:span><text:span text:style-name="T8"> </text:span><text:span text:style-name="T8">identificados</text:span><text:span text:style-name="T8"> </text:span><text:span text:style-name="T8">os</text:span><text:span text:style-name="T8"> </text:span><text:span text:style-name="T8">produtos</text:span><text:span text:style-name="T8"> </text:span><text:span text:style-name="T8">de</text:span><text:span text:style-name="T8"> </text:span><text:span text:style-name="T8">trabalho</text:span><text:span text:style-name="T8"> </text:span><text:span text:style-name="T8">criados</text:span><text:span text:style-name="T8"> </text:span><text:span text:style-name="T8">durante</text:span><text:span text:style-name="T8"> </text:span><text:span text:style-name="T8">a</text:span><text:span text:style-name="T8"> </text:span><text:span text:style-name="T8">iteração</text:span><text:span text:style-name="T8"> </text:span><text:span text:style-name="T8">e</text:span><text:span text:style-name="T8"> </text:span><text:span text:style-name="T8">o</text:span><text:span text:style-name="T8"> </text:span><text:span text:style-name="T8">marco</text:span><text:span text:style-name="T8"> </text:span><text:span text:style-name="T8">identificado</text:span><text:span text:style-name="T8"> </text:span><text:span text:style-name="T8">no</text:span><text:span text:style-name="T8"> </text:span><text:span text:style-name="T8">início</text:span><text:span text:style-name="T8"> </text:span><text:span text:style-name="T8">dessa</text:span><text:span text:style-name="T8"> </text:span><text:span text:style-name="T8">seção</text:span><text:span text:style-name="T8">, </text:span><text:span text:style-name="T8">para</text:span><text:span text:style-name="T8"> </text:span><text:span text:style-name="T8">verificar</text:span><text:span text:style-name="T8"> </text:span><text:span text:style-name="T8">e</text:span><text:span text:style-name="T8"> </text:span><text:span text:style-name="T8">validar</text:span><text:span text:style-name="T8"> </text:span><text:span text:style-name="T8">se</text:span><text:span text:style-name="T8"> </text:span><text:span text:style-name="T8">os</text:span><text:span text:style-name="T8"> </text:span><text:span text:style-name="T8">mesmos</text:span><text:span text:style-name="T8"> </text:span><text:span text:style-name="T8">estão</text:span><text:span text:style-name="T8"> </text:span><text:span text:style-name="T8">de</text:span><text:span text:style-name="T8"> </text:span><text:span text:style-name="T8">acordo</text:span><text:span text:style-name="T8"> </text:span><text:span text:style-name="T8">com</text:span><text:span text:style-name="T8"> </text:span><text:span text:style-name="T8">os</text:span><text:span text:style-name="T8"> </text:span><text:span text:style-name="T8">planos</text:span><text:span text:style-name="T8">, </text:span><text:span text:style-name="T8">procedimentos</text:span><text:span text:style-name="T8"> </text:span><text:span text:style-name="T8">e</text:span><text:span text:style-name="T8"> </text:span><text:span text:style-name="T8">padrões</text:span><text:span text:style-name="T8"> </text:span><text:span text:style-name="T8">estabelecidos</text:span><text:span text:style-name="T8">. </text:span></text:p>
      <text:p text:style-name="P5"/>
      <text:p text:style-name="P2"><text:span text:style-name="T8">Responsável: </text:span><text:span text:style-name="T4">Igor Vinicius dos Santos Silva</text:span></text:p>
      <text:p text:style-name="P8"><text:span text:style-name="T8">Cargo: </text:span><text:span text:style-name="T8">Gestor de Escopo e Qualidade do Produto</text:span></text:p>
      <text:p text:style-name="P8"><text:span text:style-name="T8">Data: </text:span><text:span text:style-name="T8">15/11/2012</text:span></text:p>
      <text:p text:style-name="P9"/>
      <text:p text:style-name="P8"><text:span text:style-name="T8">Iteração: </text:span><text:span text:style-name="T8">Iteração 3 – Fase de Contrução</text:span></text:p>
      <text:p text:style-name="P8"><text:span text:style-name="T8">Marco: </text:span><text:span text:style-name="T8">Marco III</text:span></text:p>
      <text:p text:style-name="P8"><text:span text:style-name="T8">Baseline: </text:span><text:span text:style-name="T8">0.1</text:span></text:p>
      <text:p text:style-name="P5"/>
      <text:list xml:id="list37262280" text:style-name="LS1">
        <text:list-item>
          <text:p text:style-name="P21"><text:span text:style-name="T8">Produto: SGB_PLRU_PlanoDeGerênciaDeReutilização</text:span><text:span text:style-name="T4"> Versão 0.1.odt (</text:span><text:a xlink:type="simple" xlink:href="https://code.google.com/p/sgb-02-2012/source/browse/tags/0.1/Reutilizacao/SGB_PLRU_PlanoDeGerênciaDeReutilização%20Versão%200.1.odt">Link svn</text:a><text:span text:style-name="T4">)</text:span></text:p>
        </text:list-item>
      </text:list>
      <text:p text:style-name="P5"/>
      <text:list xml:id="list37323881" text:continue-numbering="true" text:style-name="LS1">
        <text:list-item>
          <text:list>
            <text:list-item>
              <text:p text:style-name="P21"><text:span text:style-name="T8">Área de Engenharia de Software:</text:span><text:span text:style-name="T4"> Gerencia de Reutilização.</text:span></text:p>
            </text:list-item>
          </text:list>
        </text:list-item>
      </text:list>
      <text:p text:style-name="P5"/>
      <text:list xml:id="list37323407" text:continue-numbering="true" text:style-name="LS1">
        <text:list-item>
          <text:list>
            <text:list-item>
              <text:p text:style-name="P22">Possui Plano? Qual? No plano define os procedimento, características que o produto precisa ter? </text:p>
              <text:p text:style-name="P24">O documento avaliado é o próprio Plano de Gerência de Reutilização, no qual define os procedimentos e detalhes que os documentos gerados referente a essa gerência deve ter.<text:tab/></text:p>
            </text:list-item>
          </text:list>
        </text:list-item>
      </text:list>
      <text:p text:style-name="P5"/>
      <text:p text:style-name="P2"><text:span text:style-name="T8">Caso</text:span><text:span text:style-name="T8"> </text:span><text:span text:style-name="T8">o</text:span><text:span text:style-name="T8"> </text:span><text:span text:style-name="T8">item</text:span><text:span text:style-name="T8"> “</text:span><text:span text:style-name="T8">c</text:span><text:span text:style-name="T8">” </text:span><text:span text:style-name="T8">reflete</text:span><text:span text:style-name="T8"> </text:span><text:span text:style-name="T8">a</text:span><text:span text:style-name="T8"> </text:span><text:span text:style-name="T8">não</text:span><text:span text:style-name="T8"> </text:span><text:span text:style-name="T8">existencia</text:span><text:span text:style-name="T8"> </text:span><text:span text:style-name="T8">de</text:span><text:span text:style-name="T8"> </text:span><text:span text:style-name="T8">um</text:span><text:span text:style-name="T8"> </text:span><text:span text:style-name="T8">plano</text:span><text:span text:style-name="T8"> </text:span><text:span text:style-name="T8">que</text:span><text:span text:style-name="T8"> </text:span><text:span text:style-name="T8">define</text:span><text:span text:style-name="T8"> </text:span><text:span text:style-name="T8">os</text:span><text:span text:style-name="T8"> </text:span><text:span text:style-name="T8">procedimentos</text:span><text:span text:style-name="T8">, </text:span><text:span text:style-name="T8">requisitos</text:span><text:span text:style-name="T8"> </text:span><text:span text:style-name="T8">obrigatórios</text:span><text:span text:style-name="T8"> </text:span><text:span text:style-name="T8">e</text:span><text:span text:style-name="T8">/</text:span><text:span text:style-name="T8">ou</text:span><text:span text:style-name="T8"> </text:span><text:span text:style-name="T8">recomendados</text:span><text:span text:style-name="T8"> </text:span><text:span text:style-name="T8">que</text:span><text:span text:style-name="T8"> </text:span><text:span text:style-name="T8">o</text:span><text:span text:style-name="T8"> </text:span><text:span text:style-name="T8">produto</text:span><text:span text:style-name="T8"> </text:span><text:span text:style-name="T8">deva</text:span><text:span text:style-name="T8"> </text:span><text:span text:style-name="T8">ter</text:span><text:span text:style-name="T8">, </text:span><text:span text:style-name="T8">será</text:span><text:span text:style-name="T8"> </text:span><text:span text:style-name="T8">necessário</text:span><text:span text:style-name="T8"> </text:span><text:span text:style-name="T8">identificar</text:span><text:span text:style-name="T8"> </text:span><text:span text:style-name="T8">normas</text:span><text:span text:style-name="T8"> </text:span><text:span text:style-name="T8">ou</text:span><text:span text:style-name="T8"> </text:span><text:span text:style-name="T8">padrões</text:span><text:span text:style-name="T8"> </text:span><text:span text:style-name="T8">para</text:span><text:span text:style-name="T8"> </text:span><text:span text:style-name="T8">elaborar</text:span><text:span text:style-name="T8"> </text:span><text:span text:style-name="T8">o</text:span><text:span text:style-name="T8"> </text:span><text:span text:style-name="T8">checklist</text:span><text:span text:style-name="T8"> </text:span><text:span text:style-name="T8">de</text:span><text:span text:style-name="T8"> </text:span><text:span text:style-name="T8">verificação</text:span><text:span text:style-name="T8">.</text:span></text:p>
      <text:list xml:id="list37305097" text:continue-numbering="true" text:style-name="LS1">
        <text:list-item>
          <text:list>
            <text:list-item>
              <text:p text:style-name="P22">Existe Normas que identifiquem requisitos obrigatórios e/ou recomendados para esse produto? Qual(is)?</text:p>
              <text:p text:style-name="P24">Plano está parcialmente em conformidade com o MPS.br, há necessidade de realizar algumas intervenções para ter maior aderência às exigências do guia.</text:p>
            </text:list-item>
          </text:list>
        </text:list-item>
      </text:list>
      <text:p text:style-name="P5"><text:tab/></text:p>
      <text:p text:style-name="P5"/>
      <text:list xml:id="list37298440" text:continue-numbering="true" text:style-name="LS1">
        <text:list-item>
          <text:list>
            <text:list-item>
              <text:p text:style-name="P21"><text:soft-page-break/><text:span text:style-name="T8">Checklist de verificação e validação: </text:span><text:span text:style-name="T4">SGB_CHKQA_ChecklistPlanoDeGerênciaDeReutilização Versão 0.1-Marco1.odt (</text:span><text:a xlink:type="simple" xlink:href="https://code.google.com/p/sgb-02-2012/source/browse/trunk/Garantia_da_Qualidade/Qualidade%20do%20Produto/Checklists/Marco%20I/SGB_CHKQA_ChecklistPlanoDeGerênciaDeReutilização%20Versão%200.1-Marco1.odt">Link svn</text:a><text:span text:style-name="T4">).</text:span><text:span text:style-name="T8"> <text:s/></text:span></text:p>
            </text:list-item>
          </text:list>
        </text:list-item>
      </text:list>
      <text:p text:style-name="P5"/>
      <text:list xml:id="list37292090" text:continue-numbering="true" text:style-name="LS1">
        <text:list-item>
          <text:list>
            <text:list-item>
              <text:p text:style-name="P21"><text:span text:style-name="T8">Produto</text:span><text:span text:style-name="T8"> </text:span><text:span text:style-name="T8">está</text:span><text:span text:style-name="T8"> </text:span><text:span text:style-name="T8">em</text:span><text:span text:style-name="T8"> </text:span><text:span text:style-name="T8">conformidade</text:span><text:span text:style-name="T8">? </text:span><text:span text:style-name="T8">Justificativa</text:span><text:span text:style-name="T8">.</text:span></text:p>
            </text:list-item>
          </text:list>
        </text:list-item>
      </text:list>
      <text:p text:style-name="P17"><text:span text:style-name="T9"><text:tab/></text:span><text:span text:style-name="T5">O Plano de Gerência de Reutilização, está apresentando algumas não conformidades para estar em aderência com o MPS.br. Essas não conformidades são: </text:span></text:p>
      <text:list xml:id="list37270300" text:style-name="L1">
        <text:list-item>
          <text:p text:style-name="P23">Faltam critérios de aceitação para os demais ativos passíveis de reutilização, os quais são mencionados na seção 3.1 do documento, não somente código fonte.</text:p>
        </text:list-item>
        <text:list-item>
          <text:p text:style-name="P23">Não foi definido documento ou procedimento de avaliação e/ou classificação dos ativos reutilizáveis que foram ou vierem a ser reutilizados.</text:p>
        </text:list-item>
        <text:list-item>
          <text:p text:style-name="P25">Foi identificado apenas como “base”. Deve ser alterada a descrição para esclarecer qual o mecanismo.</text:p>
        </text:list-item>
      </text:list>
      <text:p text:style-name="P18"/>
      <text:list xml:id="list37318859" text:continue-list="list37292090" text:style-name="LS1">
        <text:list-item>
          <text:p text:style-name="P22">Produto: SGB_CONOPS_DocumentoConOps.odt (<text:a xlink:type="simple" xlink:href="https://code.google.com/p/sgb-02-2012/source/browse/tags/0.1/Requisitos/Analise/SGB_CONOPS_DocumentoConOps.odt">Link svn</text:a>)</text:p>
        </text:list-item>
      </text:list>
      <text:p text:style-name="P5"/>
      <text:list xml:id="list37314459" text:continue-numbering="true" text:style-name="LS1">
        <text:list-item>
          <text:list>
            <text:list-item>
              <text:p text:style-name="P21"><text:span text:style-name="T8">Área de Engenharia de Software:</text:span><text:span text:style-name="T4"> Gerência de Requisitos</text:span></text:p>
            </text:list-item>
          </text:list>
        </text:list-item>
      </text:list>
      <text:p text:style-name="P5"/>
      <text:list xml:id="list37310671" text:continue-numbering="true" text:style-name="LS1">
        <text:list-item>
          <text:list>
            <text:list-item>
              <text:p text:style-name="P22">Possui Plano? Qual? No plano define os procedimento, características que o produto precisa ter? </text:p>
              <text:p text:style-name="P24">Não possui plano que o define.</text:p>
              <text:p text:style-name="P24"><text:tab/></text:p>
            </text:list-item>
          </text:list>
        </text:list-item>
      </text:list>
      <text:p text:style-name="P5"/>
      <text:p text:style-name="P5">Caso o item “c” reflete a não existencia de um plano que define os procedimentos, requisitos obrigatórios e/ou recomendados que o produto deva ter, será necessário identificar normas ou padrões para elaborar o checklist de verificação.</text:p>
      <text:list xml:id="list37314232" text:continue-numbering="true" text:style-name="LS1">
        <text:list-item>
          <text:list>
            <text:list-item>
              <text:p text:style-name="P22">Existe Normas que identifiquem requisitos obrigatórios e/ou recomendados para esse produto? Qual(is)?</text:p>
              <text:p text:style-name="P24">Existe a norma que define a estrutura interna do documento, a IEEE1362:1998, e o Guia do MPS.br, que define alguns requisitos para avaliação, para esse projeto a aderência ao nível F de maturidade.<text:tab/></text:p>
            </text:list-item>
          </text:list>
        </text:list-item>
      </text:list>
      <text:p text:style-name="P5"/>
      <text:list xml:id="list37323040" text:continue-numbering="true" text:style-name="LS1">
        <text:list-item>
          <text:list>
            <text:list-item>
              <text:p text:style-name="P22">Checklist de verificação e validação: SGB_CHKQA_ChecklistDocumentoConOps-Marco1.odt (<text:a xlink:type="simple" xlink:href="https://code.google.com/p/sgb-02-2012/source/browse/tags/0.1/Gerencia_de_Configuracao/SGB_PRGC_ProcessoDeGerenciaDeConfiguracao.odt">Link svn</text:a>)</text:p>
            </text:list-item>
          </text:list>
        </text:list-item>
      </text:list>
      <text:p text:style-name="P5"/>
      <text:list xml:id="list37299055" text:continue-numbering="true" text:style-name="LS1">
        <text:list-item>
          <text:list>
            <text:list-item>
              <text:p text:style-name="P22">Produto está em conformidade? Justificativa.</text:p>
              <text:p text:style-name="P28"><text:span text:style-name="T10">Documento não está em conformidade. Não foi avaliado quanto a estrutura do documento, devido não ter um plano que defina qual padrão o mesmo está aderente, apensar do nome do documento referenciar a </text:span><text:soft-page-break/><text:span text:style-name="T10">Norma IEEE1362:1998. O documento ainda necessita de alguns detalhes, que poderá ser apresentado nesse documento ou em outro, que são:</text:span></text:p>
            </text:list-item>
          </text:list>
          <text:p text:style-name="P29"/>
        </text:list-item>
      </text:list>
      <text:list xml:id="list37265702" text:style-name="L2">
        <text:list-item>
          <text:list>
            <text:list-item>
              <text:list>
                <text:list-item>
                  <text:p text:style-name="P30">Aprovação do fornecedor de requisitos;</text:p>
                </text:list-item>
                <text:list-item>
                  <text:p text:style-name="P30">Avaliação do documento;</text:p>
                </text:list-item>
                <text:list-item>
                  <text:p text:style-name="P30">Comprometimento da equipe técnica, quanto aos requisitos contidos nele;</text:p>
                </text:list-item>
                <text:list-item>
                  <text:p text:style-name="P27">Matriz de rastreabilidade dos requisitos com os produtos de trabalho.</text:p>
                </text:list-item>
              </text:list>
            </text:list-item>
          </text:list>
        </text:list-item>
      </text:list>
      <text:p text:style-name="P26"/>
      <text:p text:style-name="P26"/>
      <text:list xml:id="list37295643" text:continue-list="list37299055" text:style-name="LS1">
        <text:list-item>
          <text:p text:style-name="P22">Produto: SGB_PRGC_ProcessoDeGerenciaDeConfiguracao.odt (<text:a xlink:type="simple" xlink:href="https://code.google.com/p/sgb-02-2012/source/browse/tags/0.1/Gerencia_de_Configuracao/SGB_PRGC_ProcessoDeGerenciaDeConfiguracao.odt">Link svn</text:a>)</text:p>
        </text:list-item>
      </text:list>
      <text:p text:style-name="P5"/>
      <text:list xml:id="list37293758" text:continue-numbering="true" text:style-name="LS1">
        <text:list-item>
          <text:list>
            <text:list-item>
              <text:p text:style-name="P21"><text:span text:style-name="T8">Área de Engenharia de Software:</text:span><text:span text:style-name="T4"> Gerência de Configuração</text:span></text:p>
            </text:list-item>
          </text:list>
        </text:list-item>
      </text:list>
      <text:p text:style-name="P5"/>
      <text:list xml:id="list37313170" text:continue-numbering="true" text:style-name="LS1">
        <text:list-item>
          <text:list>
            <text:list-item>
              <text:p text:style-name="P22">Possui Plano? Qual? No plano define os procedimento, características que o produto precisa ter? </text:p>
              <text:p text:style-name="P24"><text:tab/></text:p>
            </text:list-item>
          </text:list>
        </text:list-item>
      </text:list>
      <text:p text:style-name="P5"/>
      <text:p text:style-name="P5">Caso o item “c” reflete a não existencia de um plano que define os procedimentos, requisitos obrigatórios e/ou recomendados que o produto deva ter, será necessário identificar normas ou padrões para elaborar o checklist de verificação.</text:p>
      <text:list xml:id="list37297869" text:continue-numbering="true" text:style-name="LS1">
        <text:list-item>
          <text:list>
            <text:list-item>
              <text:p text:style-name="P22">Existe Normas que identifiquem requisitos obrigatórios e/ou recomendados para esse produto? Qual(is)?</text:p>
            </text:list-item>
          </text:list>
        </text:list-item>
      </text:list>
      <text:p text:style-name="P5"/>
      <text:list xml:id="list37306409" text:continue-numbering="true" text:style-name="LS1">
        <text:list-item>
          <text:list>
            <text:list-item>
              <text:p text:style-name="P22">Checklist de verificação e validação: </text:p>
            </text:list-item>
          </text:list>
        </text:list-item>
      </text:list>
      <text:p text:style-name="P5"/>
      <text:list xml:id="list37298794" text:continue-numbering="true" text:style-name="LS1">
        <text:list-item>
          <text:list>
            <text:list-item>
              <text:p text:style-name="P22">Produto está em conformidade? Justificativa.</text:p>
              <text:p text:style-name="P29"/>
            </text:list-item>
          </text:list>
        </text:list-item>
      </text:list>
      <text:h text:style-name="P33" text:outline-level="10"><text:bookmark text:name="h.dt3neqk6qduv"/>3. Observação</text:h>
      <text:p text:style-name="P2"><text:span text:style-name="T9">&lt;</text:span><text:span text:style-name="T9">Observações</text:span><text:span text:style-name="T9"> </text:span><text:span text:style-name="T9">identificadas</text:span><text:span text:style-name="T9"> </text:span><text:span text:style-name="T9">durante</text:span><text:span text:style-name="T9"> </text:span><text:span text:style-name="T9">a</text:span><text:span text:style-name="T9"> </text:span><text:span text:style-name="T9">atividade</text:span><text:span text:style-name="T9"> </text:span><text:span text:style-name="T9">de</text:span><text:span text:style-name="T9"> </text:span><text:span text:style-name="T9">verificação</text:span><text:span text:style-name="T9"> </text:span><text:span text:style-name="T9">e</text:span><text:span text:style-name="T9"> </text:span><text:span text:style-name="T9">validação</text:span><text:span text:style-name="T9"> </text:span><text:span text:style-name="T9">dos</text:span><text:span text:style-name="T9"> </text:span><text:span text:style-name="T9">produtos</text:span><text:span text:style-name="T9"> </text:span><text:span text:style-name="T9">de</text:span><text:span text:style-name="T9"> </text:span><text:span text:style-name="T9">trabalho</text:span><text:span text:style-name="T9">, </text:span><text:span text:style-name="T9">a</text:span><text:span text:style-name="T9"> </text:span><text:span text:style-name="T9">fim</text:span><text:span text:style-name="T9"> </text:span><text:span text:style-name="T9">de</text:span><text:span text:style-name="T9"> </text:span><text:span text:style-name="T9">listar</text:span><text:span text:style-name="T9"> </text:span><text:span text:style-name="T9">produtos</text:span><text:span text:style-name="T9"> </text:span><text:span text:style-name="T9">que</text:span><text:span text:style-name="T9"> </text:span><text:span text:style-name="T9">não</text:span><text:span text:style-name="T9"> </text:span><text:span text:style-name="T9">foram</text:span><text:span text:style-name="T9"> </text:span><text:span text:style-name="T9">verificados</text:span><text:span text:style-name="T9"> </text:span><text:span text:style-name="T9">e</text:span><text:span text:style-name="T9"> </text:span><text:span text:style-name="T9">validados</text:span><text:span text:style-name="T9">, </text:span><text:span text:style-name="T9">que</text:span><text:span text:style-name="T9"> </text:span><text:span text:style-name="T9">foi</text:span><text:span text:style-name="T9"> </text:span><text:span text:style-name="T9">previsto</text:span><text:span text:style-name="T9"> </text:span><text:span text:style-name="T9">serem</text:span><text:span text:style-name="T9"> </text:span><text:span text:style-name="T9">verificados</text:span><text:span text:style-name="T9"> </text:span><text:span text:style-name="T9">e</text:span><text:span text:style-name="T9"> </text:span><text:span text:style-name="T9">validados</text:span><text:span text:style-name="T9">, </text:span><text:span text:style-name="T9">conforme</text:span><text:span text:style-name="T9"> </text:span><text:span text:style-name="T9">o</text:span><text:span text:style-name="T9"> </text:span><text:span text:style-name="T9">plano</text:span><text:span text:style-name="T9"> </text:span><text:span text:style-name="T9">da</text:span><text:span text:style-name="T9"> </text:span><text:span text:style-name="T9">Gerencia</text:span><text:span text:style-name="T9"> </text:span><text:span text:style-name="T9">de</text:span><text:span text:style-name="T9"> </text:span><text:span text:style-name="T9">Qualidade</text:span><text:span text:style-name="T9"> </text:span><text:span text:style-name="T9">do</text:span><text:span text:style-name="T9"> </text:span><text:span text:style-name="T9">Produto</text:span><text:span text:style-name="T9">&gt;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itle" style:family="paragraph" style:parent-style-name="Standard" style:class="text">
      <style:paragraph-properties fo:margin-top="0.847cm" fo:margin-bottom="0.212cm" fo:line-height="115%" fo:break-before="auto" fo:break-after="auto" fo:keep-with-next="always" style:writing-mode="lr-tb"/>
      <style:text-properties style:font-name="Arial" fo:font-size="36pt" fo:font-weight="bold" style:font-name-asian="MS Mincho" style:font-size-asian="36pt" style:font-weight-asian="bold" style:font-name-complex="Tahoma" style:font-size-complex="3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3" text:style-name="Bullet_20_Symbols" style:num-prefix=" " style:num-suffix=" " text:bullet-char="•">
        <style:list-level-properties text:min-label-width="3.81cm" text:min-label-distance="0.318cm" fo:text-align="end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min-label-width="7.62cm" text:min-label-distance="0.318cm" fo:text-align="end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8.25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9.525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min-label-width="11.43cm" text:min-label-distance="0.318cm" fo:text-align="end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P2" style:family="paragraph" style:parent-style-name="Standard">
      <style:paragraph-properties fo:line-height="115%" fo:break-before="auto" fo:break-after="auto" style:writing-mode="lr-tb"/>
    </style:style>
    <style:style style:name="MP3" style:family="paragraph" style:parent-style-name="Standard">
      <style:paragraph-properties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Sistema de Gestão Bibliográfica</text:p>
        <text:p text:style-name="MP3">SGB_CHKQA_VerificaçãoQualidadeDoProduto-Marco1 Versão 0.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8$Build-9502</meta:generator>
    <dc:title/>
    <meta:initial-creator/>
    <meta:editing-cycles>9</meta:editing-cycles>
    <dc:date>2012-11-16T17:17:04.30</dc:date>
    <meta:editing-duration>PT01H58M44S</meta:editing-duration>
    <meta:document-statistic meta:table-count="1" meta:image-count="1" meta:object-count="0" meta:page-count="6" meta:paragraph-count="67" meta:word-count="726" meta:character-count="4999"/>
  </office:meta>
</office:document-meta>
</file>